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" svg:font-family="'Gill Sans Light'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d25"/>
    </style:style>
    <style:style style:name="P2" style:family="paragraph" style:parent-style-name="Standard">
      <style:text-properties officeooo:rsid="001ead25" officeooo:paragraph-rsid="001ead25"/>
    </style:style>
    <style:style style:name="P3" style:family="paragraph" style:parent-style-name="Standard">
      <style:text-properties officeooo:rsid="001eae5c" officeooo:paragraph-rsid="001eae5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lihoods Field Handbook – ZA version</text:p>
      <text:p text:style-name="P1"/>
      <text:p text:style-name="P2"><text:span text:style-name="T1">Include densities</text:span> (kg/litre of commodities), as well as energy (KJ/kg and kcal/kg)</text:p>
      <text:p text:style-name="P2"/>
      <text:p text:style-name="P2"><text:span text:style-name="T1">Local measures</text:span>: bucket (20 litre), <text:s/>morgan (0.89 Ha), acre (0.42 Ha)</text:p>
      <text:p text:style-name="P2"/>
      <text:p text:style-name="P2"><text:span text:style-name="T1">Social Grants</text:span>: Old age grant, disability grant, foster care grant, child support grant</text:p>
      <text:p text:style-name="P2"/>
      <text:p text:style-name="P3"><text:span text:style-name="T1">Expenditure</text:span>: Allowance for increased variety of expenses</text:p>
      <text:p text:style-name="P3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" svg:font-family="'Gill Sans Light'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ill Sans Light" fo:font-size="12pt" fo:language="en" fo:country="Z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ill Sans Light" fo:font-size="12pt" fo:language="en" fo:country="Z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ill Sans Light" fo:font-family="'Gill Sans Light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ill Sans Light" fo:font-family="'Gill Sans Light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ill Sans Light" fo:font-family="'Gill Sans Light'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Rethman</meta:initial-creator>
    <meta:creation-date>2015-03-04T09:59:44.083493000</meta:creation-date>
    <dc:date>2015-03-04T10:52:43.673736000</dc:date>
    <dc:creator>Charles Rethman</dc:creator>
    <meta:editing-duration>PT7M25S</meta:editing-duration>
    <meta:editing-cycles>1</meta:editing-cycles>
    <meta:document-statistic meta:table-count="0" meta:image-count="0" meta:object-count="0" meta:page-count="1" meta:paragraph-count="5" meta:word-count="48" meta:character-count="331" meta:non-whitespace-character-count="286"/>
    <meta:generator>LibreOffice/4.4.0.3$MacOSX_X86_64 LibreOffice_project/de093506bcdc5fafd9023ee680b8c60e3e0645d7</meta:generator>
  </office:meta>
</office:document-meta>
</file>